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9.15pt"/>
    </style:style>
    <style:style style:name="co4" style:family="table-column">
      <style:table-column-properties fo:break-before="auto" style:column-width="106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2.25pt"/>
    </style:style>
    <style:style style:name="co7" style:family="table-column">
      <style:table-column-properties fo:break-before="auto" style:column-width="86.4pt"/>
    </style:style>
    <style:style style:name="co8" style:family="table-column">
      <style:table-column-properties fo:break-before="auto" style:column-width="85.86pt"/>
    </style:style>
    <style:style style:name="co9" style:family="table-column">
      <style:table-column-properties fo:break-before="auto" style:column-width="6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44.97pt" svg:y="274.39pt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number-columns-repeated="1013" table:default-cell-style-name="ce8"/>
        <table:table-row table:style-name="ro1">
          <table:table-cell table:style-name="ce1" office:value-type="string" calcext:value-type="string">
            <text:p>Raw: 18507 <text:s text:c="3"/>sampled: 1863.803 <text:s text:c="2"/>given: 3800 <text:s text:c="2"/>gain: 2.03884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8507 <text:s text:c="3"/>sampled: 1863.803 <text:s text:c="2"/>given: 3800 <text:s text:c="2"/>gain: 2.03884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7534 <text:s text:c="3"/>sampled: 1765.814 <text:s text:c="2"/>given: 3600 <text:s text:c="2"/>gain: 2.0387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7534 <text:s text:c="3"/>sampled: 1765.814 <text:s text:c="2"/>given: 3600 <text:s text:c="2"/>gain: 2.0387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6559 <text:s text:c="3"/>sampled: 1667.624 <text:s text:c="2"/>given: 3400 <text:s text:c="2"/>gain: 2.03882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6558 <text:s text:c="3"/>sampled: 1667.523 <text:s text:c="2"/>given: 3400 <text:s text:c="2"/>gain: 2.03895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5585 <text:s text:c="3"/>sampled: 1569.534 <text:s text:c="2"/>given: 3200 <text:s text:c="2"/>gain: 2.03882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5585 <text:s text:c="3"/>sampled: 1569.534 <text:s text:c="2"/>given: 3200 <text:s text:c="2"/>gain: 2.03882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4611 <text:s text:c="3"/>sampled: 1471.445 <text:s text:c="2"/>given: 3000 <text:s text:c="2"/>gain: 2.03881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4611 <text:s text:c="3"/>sampled: 1471.445 <text:s text:c="2"/>given: 3000 <text:s text:c="2"/>gain: 2.03881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3638 <text:s text:c="3"/>sampled: 1373.456 <text:s text:c="2"/>given: 2800 <text:s text:c="2"/>gain: 2.03865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3638 <text:s text:c="3"/>sampled: 1373.456 <text:s text:c="2"/>given: 2800 <text:s text:c="2"/>gain: 2.03865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2663 <text:s text:c="3"/>sampled: 1275.266 <text:s text:c="2"/>given: 2600 <text:s text:c="2"/>gain: 2.03879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2663 <text:s text:c="3"/>sampled: 1275.266 <text:s text:c="2"/>given: 2600 <text:s text:c="2"/>gain: 2.03879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1690 <text:s text:c="3"/>sampled: 1177.277 <text:s text:c="2"/>given: 2400 <text:s text:c="2"/>gain: 2.03860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1690 <text:s text:c="3"/>sampled: 1177.277 <text:s text:c="2"/>given: 2400 <text:s text:c="2"/>gain: 2.03860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0717 <text:s text:c="3"/>sampled: 1079.288 <text:s text:c="2"/>given: 2200 <text:s text:c="2"/>gain: 2.03838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w: 10717 <text:s text:c="3"/>sampled: 1079.288 <text:s text:c="2"/>given: 2200 <text:s text:c="2"/>gain: 2.038381</text:p>
          </table:table-cell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2.038842" calcext:value-type="float">
            <text:p>2.038842</text:p>
          </table:table-cell>
          <table:table-cell table:number-columns-repeated="1023"/>
        </table:table-row>
        <table:table-row table:style-name="ro1">
          <table:table-cell table:style-name="ce2" office:value-type="float" office:value="2.038842" calcext:value-type="float">
            <text:p>2.038842</text:p>
          </table:table-cell>
          <table:table-cell table:number-columns-repeated="1023"/>
        </table:table-row>
        <table:table-row table:style-name="ro1">
          <table:table-cell table:style-name="ce2" office:value-type="float" office:value="2.03872" calcext:value-type="float">
            <text:p>2.03872</text:p>
          </table:table-cell>
          <table:table-cell table:number-columns-repeated="1023"/>
        </table:table-row>
        <table:table-row table:style-name="ro1">
          <table:table-cell table:style-name="ce2" office:value-type="float" office:value="2.03872" calcext:value-type="float">
            <text:p>2.03872</text:p>
          </table:table-cell>
          <table:table-cell table:number-columns-repeated="1023"/>
        </table:table-row>
        <table:table-row table:style-name="ro1">
          <table:table-cell table:style-name="ce2" office:value-type="float" office:value="2.038829" calcext:value-type="float">
            <text:p>2.038829</text:p>
          </table:table-cell>
          <table:table-cell table:number-columns-repeated="1023"/>
        </table:table-row>
        <table:table-row table:style-name="ro1">
          <table:table-cell table:style-name="ce2" office:value-type="float" office:value="2.038952" calcext:value-type="float">
            <text:p>2.038952</text:p>
          </table:table-cell>
          <table:table-cell table:number-columns-repeated="1023"/>
        </table:table-row>
        <table:table-row table:style-name="ro1">
          <table:table-cell table:style-name="ce2" office:value-type="float" office:value="2.038821" calcext:value-type="float">
            <text:p>2.038821</text:p>
          </table:table-cell>
          <table:table-cell table:number-columns-repeated="1023"/>
        </table:table-row>
        <table:table-row table:style-name="ro1">
          <table:table-cell table:style-name="ce2" office:value-type="float" office:value="2.038821" calcext:value-type="float">
            <text:p>2.038821</text:p>
          </table:table-cell>
          <table:table-cell table:number-columns-repeated="1023"/>
        </table:table-row>
        <table:table-row table:style-name="ro1">
          <table:table-cell table:style-name="ce2" office:value-type="float" office:value="2.038813" calcext:value-type="float">
            <text:p>2.038813</text:p>
          </table:table-cell>
          <table:table-cell table:number-columns-repeated="1023"/>
        </table:table-row>
        <table:table-row table:style-name="ro1">
          <table:table-cell table:style-name="ce2" office:value-type="float" office:value="2.038813" calcext:value-type="float">
            <text:p>2.038813</text:p>
          </table:table-cell>
          <table:table-cell table:number-columns-repeated="1023"/>
        </table:table-row>
        <table:table-row table:style-name="ro1">
          <table:table-cell table:style-name="ce2" office:value-type="float" office:value="2.038653" calcext:value-type="float">
            <text:p>2.038653</text:p>
          </table:table-cell>
          <table:table-cell table:number-columns-repeated="1023"/>
        </table:table-row>
        <table:table-row table:style-name="ro1">
          <table:table-cell table:style-name="ce2" office:value-type="float" office:value="2.038653" calcext:value-type="float">
            <text:p>2.038653</text:p>
          </table:table-cell>
          <table:table-cell table:number-columns-repeated="1023"/>
        </table:table-row>
        <table:table-row table:style-name="ro1">
          <table:table-cell table:style-name="ce2" office:value-type="float" office:value="2.038791" calcext:value-type="float">
            <text:p>2.038791</text:p>
          </table:table-cell>
          <table:table-cell table:number-columns-repeated="1023"/>
        </table:table-row>
        <table:table-row table:style-name="ro1">
          <table:table-cell table:style-name="ce2" office:value-type="float" office:value="2.038791" calcext:value-type="float">
            <text:p>2.038791</text:p>
          </table:table-cell>
          <table:table-cell table:number-columns-repeated="1023"/>
        </table:table-row>
        <table:table-row table:style-name="ro1">
          <table:table-cell table:style-name="ce2" office:value-type="float" office:value="2.038603" calcext:value-type="float">
            <text:p>2.038603</text:p>
          </table:table-cell>
          <table:table-cell table:number-columns-repeated="1023"/>
        </table:table-row>
        <table:table-row table:style-name="ro1">
          <table:table-cell table:style-name="ce2" office:value-type="float" office:value="2.038603" calcext:value-type="float">
            <text:p>2.038603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2" office:value-type="float" office:value="2.038381" calcext:value-type="float">
            <text:p>2.038381</text:p>
          </table:table-cell>
          <table:table-cell table:number-columns-repeated="1023"/>
        </table:table-row>
        <table:table-row table:style-name="ro1">
          <table:table-cell table:style-name="ce2" office:value-type="float" office:value="2.038381" calcext:value-type="float">
            <text:p>2.038381</text:p>
          </table:table-cell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2.03863" calcext:value-type="float">
            <text:p>2.03863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3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style-name="ce2"/>
          <table:table-cell table:style-name="ce11"/>
          <table:table-cell table:style-name="ce2"/>
          <table:table-cell table:style-name="ce11" table:number-columns-repeated="3"/>
          <table:table-cell table:style-name="ce2"/>
          <table:table-cell/>
          <table:table-cell table:style-name="ce2"/>
          <table:table-cell table:number-columns-repeated="1015"/>
        </table:table-row>
        <table:table-row table:style-name="ro1">
          <table:table-cell table:style-name="Default" office:value-type="string" calcext:value-type="string">
            <text:p>average samples 10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avg res values</text:p>
          </table:table-cell>
          <table:table-cell table:style-name="ce3" office:value-type="string" calcext:value-type="string">
            <text:p>calc current 100A</text:p>
          </table:table-cell>
          <table:table-cell table:style-name="Default" office:value-type="string" calcext:value-type="string">
            <text:p>Gain 100A</text:p>
          </table:table-cell>
          <table:table-cell table:style-name="ce3"/>
          <table:table-cell table:style-name="Default" office:value-type="string" calcext:value-type="string">
            <text:p>average samples 1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avg res values</text:p>
          </table:table-cell>
          <table:table-cell table:style-name="ce3" office:value-type="string" calcext:value-type="string">
            <text:p>calc current 10A</text:p>
          </table:table-cell>
          <table:table-cell table:style-name="Default" office:value-type="string" calcext:value-type="string">
            <text:p>Gain 10A</text:p>
          </table:table-cell>
          <table:table-cell table:number-columns-repeated="1013"/>
        </table:table-row>
        <table:table-row table:style-name="ro1">
          <table:table-cell table:style-name="ce4" office:value-type="float" office:value="2324.61876" calcext:value-type="float">
            <text:p>2324.61876</text:p>
          </table:table-cell>
          <table:table-cell office:value-type="float" office:value="49.8918" calcext:value-type="float">
            <text:p>49.8918</text:p>
          </table:table-cell>
          <table:table-cell table:style-name="ce4" office:value-type="float" office:value="49.9037" calcext:value-type="float">
            <text:p>49.9037</text:p>
          </table:table-cell>
          <table:table-cell table:formula="of:=2*[.C49]" office:value-type="float" office:value="99.8074" calcext:value-type="float">
            <text:p>99.8074</text:p>
          </table:table-cell>
          <table:table-cell table:formula="of:=[.D49]/[.A49]" office:value-type="float" office:value="0.0429349542029851" calcext:value-type="float">
            <text:p>0.042934954202985</text:p>
          </table:table-cell>
          <table:table-cell/>
          <table:table-cell table:style-name="ce4" office:value-type="float" office:value="2340.919" calcext:value-type="float">
            <text:p>2340.919</text:p>
          </table:table-cell>
          <table:table-cell office:value-type="float" office:value="5.0575" calcext:value-type="float">
            <text:p>5.0575</text:p>
          </table:table-cell>
          <table:table-cell table:style-name="ce4" office:value-type="float" office:value="5.0544" calcext:value-type="float">
            <text:p>5.0544</text:p>
          </table:table-cell>
          <table:table-cell table:formula="of:=2*[.I49]" office:value-type="float" office:value="10.1088" calcext:value-type="float">
            <text:p>10.1088</text:p>
          </table:table-cell>
          <table:table-cell table:formula="of:=[.J49]/[.G49]" office:value-type="float" office:value="0.00431830405067412" calcext:value-type="float">
            <text:p>0.004318304050674</text:p>
          </table:table-cell>
          <table:table-cell table:number-columns-repeated="1013"/>
        </table:table-row>
        <table:table-row table:style-name="ro1">
          <table:table-cell table:style-name="ce11"/>
          <table:table-cell table:style-name="ce11" office:value-type="float" office:value="49.8965" calcext:value-type="float">
            <text:p>49.8965</text:p>
          </table:table-cell>
          <table:table-cell table:style-name="ce11" table:number-columns-repeated="4"/>
          <table:table-cell/>
          <table:table-cell office:value-type="float" office:value="5.0547" calcext:value-type="float">
            <text:p>5.0547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float" office:value="49.9104" calcext:value-type="float">
            <text:p>49.9104</text:p>
          </table:table-cell>
          <table:table-cell table:number-columns-repeated="5"/>
          <table:table-cell office:value-type="float" office:value="5.0529" calcext:value-type="float">
            <text:p>5.0529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float" office:value="49.9162" calcext:value-type="float">
            <text:p>49.9162</text:p>
          </table:table-cell>
          <table:table-cell table:number-columns-repeated="5"/>
          <table:table-cell office:value-type="float" office:value="5.0525" calcext:value-type="float">
            <text:p>5.0525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11" table:number-columns-repeated="5"/>
          <table:table-cell table:number-columns-repeated="1018"/>
        </table:table-row>
        <table:table-row table:style-name="ro1" table:number-rows-repeated="2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11" table:number-columns-repeated="4"/>
          <table:table-cell/>
          <table:table-cell table:style-name="ce11"/>
          <table:table-cell table:number-columns-repeated="1017"/>
        </table:table-row>
        <table:table-row table:style-name="ro1" table:number-rows-repeated="39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11" table:number-columns-repeated="5"/>
          <table:table-cell table:number-columns-repeated="1018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11" table:number-columns-repeated="4"/>
          <table:table-cell table:style-name="ce15"/>
          <table:table-cell table:number-columns-repeated="1018"/>
        </table:table-row>
        <table:table-row table:style-name="ro1" table:number-rows-repeated="123">
          <table:table-cell table:style-name="ce2"/>
          <table:table-cell table:number-columns-repeated="1023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1:48:05.4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9-07-03T12:24:42.134000000</dc:date>
    <meta:editing-duration>PT6H6M45S</meta:editing-duration>
    <meta:editing-cycles>108</meta:editing-cycles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2:Sheet1.A39" svg:x="0.32cm" svg:y="0.18cm" svg:width="12.471cm" svg:height="8.64cm">
          <chartooo:coordinate-region svg:x="1.629cm" svg:y="0.382cm" svg:width="10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8842">
                <text:p>2.038842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8842">
                <text:p>2.038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872">
                <text:p>2.03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872">
                <text:p>2.03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8829">
                <text:p>2.038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8821">
                <text:p>2.038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8821">
                <text:p>2.038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8813">
                <text:p>2.038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8813">
                <text:p>2.038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8653">
                <text:p>2.038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8653">
                <text:p>2.038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8791">
                <text:p>2.038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8791">
                <text:p>2.038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8603">
                <text:p>2.038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8603">
                <text:p>2.038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8381">
                <text:p>2.0383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8381">
                <text:p>2.038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